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paragraph-rsid="0021ba38" style:font-size-asian="12pt" style:font-size-complex="12pt"/>
    </style:style>
    <style:style style:name="P3" style:family="paragraph" style:parent-style-name="Standard">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P4" style:family="paragraph" style:parent-style-name="Text_20_body">
      <style:text-properties style:font-name="Liberation Serif" fo:font-size="14pt" style:font-size-asian="14pt" style:font-size-complex="14pt"/>
    </style:style>
    <style:style style:name="P5" style:family="paragraph" style:parent-style-name="Text_20_body">
      <style:text-properties style:font-name="Liberation Serif" fo:font-size="10pt" style:font-size-asian="10pt" style:font-size-complex="10pt"/>
    </style:style>
    <style:style style:name="P6" style:family="paragraph" style:parent-style-name="Text_20_body">
      <style:text-properties style:font-name="Liberation Serif" fo:font-size="12pt" style:font-size-asian="12pt" style:font-size-complex="12pt"/>
    </style:style>
    <style:style style:name="P7" style:family="paragraph" style:parent-style-name="Text_20_body">
      <style:text-properties style:font-name="Liberation Serif" fo:font-size="12pt" officeooo:paragraph-rsid="0021ba38" style:font-size-asian="12pt" style:font-size-complex="12pt"/>
    </style:style>
    <style:style style:name="P8" style:family="paragraph" style:parent-style-name="Text_20_body">
      <style:text-properties officeooo:paragraph-rsid="0021ba38"/>
    </style:style>
    <style:style style:name="P9" style:family="paragraph" style:parent-style-name="Text_20_body">
      <style:paragraph-properties fo:margin-left="0in" fo:margin-right="0in" fo:text-align="start" style:justify-single-word="false" fo:text-indent="0in" style:auto-text-indent="false"/>
      <style:text-properties style:font-name="Liberation Serif" fo:font-size="10pt" style:font-size-asian="10pt" style:font-size-complex="10pt"/>
    </style:style>
    <style:style style:name="P10" style:family="paragraph" style:parent-style-name="Heading_20_1">
      <style:text-properties style:font-name="Liberation Serif" fo:font-size="12pt" style:font-size-asian="12pt" style:font-size-complex="12pt"/>
    </style:style>
    <style:style style:name="P11" style:family="paragraph" style:parent-style-name="Heading_20_1">
      <style:paragraph-properties fo:margin-left="0in" fo:margin-right="0in" fo:text-align="start" style:justify-single-word="false" fo:text-indent="0in" style:auto-text-indent="false"/>
      <style:text-properties style:font-name="Liberation Serif" fo:font-size="12pt" style:font-size-asian="12pt" style:font-size-complex="12pt"/>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fo:background-color="#ffff00" loext:char-shading-value="0" style:font-size-asian="10pt" style:font-weight-asian="bold"/>
    </style:style>
    <style:style style:name="T3" style:family="text">
      <style:text-properties fo:color="#7f0055" fo:font-weight="bold" style:font-weight-asian="bold"/>
    </style:style>
    <style:style style:name="T4" style:family="text">
      <style:text-properties fo:color="#7f0055" fo:font-weight="bold" fo:background-color="#ffff00" loext:char-shading-value="0" style:font-weight-asian="bold"/>
    </style:style>
    <style:style style:name="T5" style:family="text">
      <style:text-properties fo:color="#7f0055" fo:font-size="10pt" fo:font-weight="bold" style:font-size-asian="10pt" style:font-weight-asian="bold"/>
    </style:style>
    <style:style style:name="T6" style:family="text">
      <style:text-properties fo:color="#7f0055" fo:font-size="10pt" fo:font-weight="bold" fo:background-color="#ffff00" loext:char-shading-value="0" style:font-size-asian="10pt" style:font-weight-asian="bold"/>
    </style:style>
    <style:style style:name="T7" style:family="text">
      <style:text-properties fo:color="#000000"/>
    </style:style>
    <style:style style:name="T8" style:family="text">
      <style:text-properties fo:color="#000000" style:font-name="Monospace" fo:font-size="10pt" style:font-size-asian="10pt"/>
    </style:style>
    <style:style style:name="T9" style:family="text">
      <style:text-properties fo:color="#000000" style:font-name="Monospace" fo:font-size="10pt" fo:font-weight="bold" style:font-size-asian="10pt" style:font-weight-asian="bold"/>
    </style:style>
    <style:style style:name="T10" style:family="text">
      <style:text-properties fo:color="#000000" style:font-name="Monospace" fo:font-size="10pt" style:text-underline-style="solid" style:text-underline-width="auto" style:text-underline-color="font-color" style:font-size-asian="10pt"/>
    </style:style>
    <style:style style:name="T11" style:family="text">
      <style:text-properties fo:color="#000000" style:font-name="Monospace" fo:font-size="10pt" style:text-underline-style="solid" style:text-underline-width="auto" style:text-underline-color="font-color" fo:font-weight="bold" style:font-size-asian="10pt" style:font-weight-asian="bold"/>
    </style:style>
    <style:style style:name="T12" style:family="text">
      <style:text-properties fo:color="#000000" style:font-name="Monospace" fo:font-size="10pt" fo:background-color="#ffff00" loext:char-shading-value="0" style:font-size-asian="10pt"/>
    </style:style>
    <style:style style:name="T13" style:family="text">
      <style:text-properties fo:color="#000000" style:font-name="Monospace" fo:font-size="10pt" fo:font-style="italic" style:font-size-asian="10pt" style:font-style-asian="italic"/>
    </style:style>
    <style:style style:name="T14" style:family="text">
      <style:text-properties fo:color="#000000" fo:font-weight="bold" style:font-weight-asian="bold"/>
    </style:style>
    <style:style style:name="T15" style:family="text">
      <style:text-properties fo:color="#000000" fo:font-size="10pt" style:font-size-asian="10pt"/>
    </style:style>
    <style:style style:name="T16" style:family="text">
      <style:text-properties fo:color="#000000" fo:font-size="10pt" fo:font-weight="bold" style:font-size-asian="10pt" style:font-weight-asian="bold"/>
    </style:style>
    <style:style style:name="T17" style:family="text">
      <style:text-properties fo:color="#000000" fo:font-size="10pt" style:text-underline-style="solid" style:text-underline-width="auto" style:text-underline-color="font-color" style:font-size-asian="10pt"/>
    </style:style>
    <style:style style:name="T18" style:family="text">
      <style:text-properties fo:color="#000000" fo:font-size="10pt" style:text-underline-style="solid" style:text-underline-width="auto" style:text-underline-color="font-color" fo:font-weight="bold" style:font-size-asian="10pt" style:font-weight-asian="bold"/>
    </style:style>
    <style:style style:name="T19" style:family="text">
      <style:text-properties fo:color="#000000" fo:font-size="10pt" fo:background-color="#ffff00" loext:char-shading-value="0" style:font-size-asian="10pt"/>
    </style:style>
    <style:style style:name="T20" style:family="text">
      <style:text-properties fo:color="#000000" fo:font-size="10pt" fo:font-style="italic" style:font-size-asian="10pt" style:font-style-asian="italic"/>
    </style:style>
    <style:style style:name="T21" style:family="text">
      <style:text-properties fo:color="#000000" style:text-underline-style="solid" style:text-underline-width="auto" style:text-underline-color="font-color"/>
    </style:style>
    <style:style style:name="T22" style:family="text">
      <style:text-properties fo:color="#000000" style:text-underline-style="solid" style:text-underline-width="auto" style:text-underline-color="font-color" fo:font-weight="bold" style:font-weight-asian="bold"/>
    </style:style>
    <style:style style:name="T23" style:family="text">
      <style:text-properties fo:color="#000000" style:text-underline-style="none"/>
    </style:style>
    <style:style style:name="T24" style:family="text">
      <style:text-properties fo:color="#000000" fo:background-color="#ffff00" loext:char-shading-value="0"/>
    </style:style>
    <style:style style:name="T25" style:family="text">
      <style:text-properties fo:color="#000000" fo:font-style="italic" style:font-style-asian="italic"/>
    </style:style>
    <style:style style:name="T26" style:family="text">
      <style:text-properties fo:color="#005032"/>
    </style:style>
    <style:style style:name="T27" style:family="text">
      <style:text-properties fo:color="#005032" style:font-name="Monospace" fo:font-size="10pt" style:font-size-asian="10pt"/>
    </style:style>
    <style:style style:name="T28" style:family="text">
      <style:text-properties fo:color="#005032" style:font-name="Monospace" fo:font-size="10pt" fo:background-color="#ffff00" loext:char-shading-value="0" style:font-size-asian="10pt"/>
    </style:style>
    <style:style style:name="T29" style:family="text">
      <style:text-properties fo:color="#005032" fo:font-size="10pt" style:font-size-asian="10pt"/>
    </style:style>
    <style:style style:name="T30" style:family="text">
      <style:text-properties fo:color="#005032" fo:font-size="10pt" fo:background-color="#ffff00" loext:char-shading-value="0" style:font-size-asian="10pt"/>
    </style:style>
    <style:style style:name="T31" style:family="text">
      <style:text-properties fo:color="#005032" fo:background-color="#ffff00" loext:char-shading-value="0"/>
    </style:style>
    <style:style style:name="T32" style:family="text">
      <style:text-properties fo:color="#0000c0"/>
    </style:style>
    <style:style style:name="T33" style:family="text">
      <style:text-properties fo:color="#0000c0" style:font-name="Monospace" fo:font-size="10pt" style:font-size-asian="10pt"/>
    </style:style>
    <style:style style:name="T34" style:family="text">
      <style:text-properties fo:color="#0000c0" style:font-name="Monospace" fo:font-size="10pt" fo:font-style="italic" style:font-size-asian="10pt" style:font-style-asian="italic"/>
    </style:style>
    <style:style style:name="T35" style:family="text">
      <style:text-properties fo:color="#0000c0" style:font-name="Monospace" fo:font-size="10pt" fo:font-style="italic" fo:background-color="#ffff00" loext:char-shading-value="0" style:font-size-asian="10pt" style:font-style-asian="italic"/>
    </style:style>
    <style:style style:name="T36" style:family="text">
      <style:text-properties fo:color="#0000c0" fo:font-size="10pt" style:font-size-asian="10pt"/>
    </style:style>
    <style:style style:name="T37" style:family="text">
      <style:text-properties fo:color="#0000c0" fo:font-size="10pt" fo:font-style="italic" fo:background-color="#ffff00" loext:char-shading-value="0" style:font-size-asian="10pt" style:font-style-asian="italic"/>
    </style:style>
    <style:style style:name="T38" style:family="text">
      <style:text-properties fo:color="#0000c0" fo:font-size="10pt" fo:font-style="italic" style:font-size-asian="10pt" style:font-style-asian="italic"/>
    </style:style>
    <style:style style:name="T39" style:family="text">
      <style:text-properties fo:color="#0000c0" fo:font-style="italic" fo:background-color="#ffff00" loext:char-shading-value="0" style:font-style-asian="italic"/>
    </style:style>
    <style:style style:name="T40" style:family="text">
      <style:text-properties fo:color="#0000c0" fo:font-style="italic" style:font-style-asian="italic"/>
    </style:style>
    <style:style style:name="T41" style:family="text">
      <style:text-properties fo:font-size="10pt" style:font-size-asian="10pt" style:font-size-complex="10pt"/>
    </style:style>
    <style:style style:name="T42" style:family="text">
      <style:text-properties style:font-name="Liberation Serif"/>
    </style:style>
    <style:style style:name="T43" style:family="text">
      <style:text-properties style:font-name="Liberation Serif" fo:font-size="10pt" style:font-size-asian="10pt" style:font-size-complex="10pt"/>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35c6c7" style:font-size-asian="12pt" style:font-size-complex="12pt"/>
    </style:style>
    <style:style style:name="T46" style:family="text">
      <style:text-properties style:font-name="Liberation Serif" officeooo:rsid="0035c6c7"/>
    </style:style>
    <style:style style:name="T47" style:family="text">
      <style:text-properties fo:color="#3f7f5f"/>
    </style:style>
    <style:style style:name="T48" style:family="text">
      <style:text-properties fo:color="#3f7f5f" style:font-name="Monospace" fo:font-size="10pt" style:font-size-asian="10pt"/>
    </style:style>
    <style:style style:name="T49" style:family="text">
      <style:text-properties fo:color="#3f7f5f" style:font-name="Monospace" fo:font-size="10pt" fo:background-color="#ffff00" loext:char-shading-value="0" style:font-size-asian="10pt"/>
    </style:style>
    <style:style style:name="T50" style:family="text">
      <style:text-properties fo:color="#3f7f5f" fo:font-size="10pt" style:font-size-asian="10pt"/>
    </style:style>
    <style:style style:name="T51" style:family="text">
      <style:text-properties fo:color="#3f7f5f" fo:font-size="10pt" fo:background-color="#ffff00" loext:char-shading-value="0" style:font-size-asian="10pt"/>
    </style:style>
    <style:style style:name="T52" style:family="text">
      <style:text-properties fo:color="#3f7f5f" style:text-underline-style="solid" style:text-underline-width="auto" style:text-underline-color="font-color"/>
    </style:style>
    <style:style style:name="T53" style:family="text">
      <style:text-properties fo:color="#3f7f5f" fo:background-color="#ffff00" loext:char-shading-value="0"/>
    </style:style>
    <style:style style:name="T54" style:family="text">
      <style:text-properties fo:color="#2a00ff"/>
    </style:style>
    <style:style style:name="T55" style:family="text">
      <style:text-properties fo:color="#2a00ff" style:font-name="Monospace" fo:font-size="10pt" style:font-size-asian="10pt"/>
    </style:style>
    <style:style style:name="T56" style:family="text">
      <style:text-properties fo:color="#2a00ff" fo:font-size="10pt" style:font-size-asian="10pt"/>
    </style:style>
    <style:style style:name="T57" style:family="text">
      <style:text-properties fo:font-size="12pt" style:font-size-asian="12pt" style:font-size-complex="12pt"/>
    </style:style>
    <style:style style:name="T58" style:family="text">
      <style:text-properties fo:font-size="12pt" officeooo:rsid="0035c6c7" style:font-size-asian="12pt" style:font-size-complex="12pt"/>
    </style:style>
    <style:style style:name="T59" style:family="text">
      <style:text-properties fo:color="#800000"/>
    </style:style>
    <style:style style:name="T60" style:family="text">
      <style:text-properties fo:color="#800000" fo:background-color="#ffff00" loext:char-shading-value="0"/>
    </style:style>
    <style:style style:name="T61" style:family="text">
      <style:text-properties officeooo:rsid="00341294"/>
    </style:style>
    <style:style style:name="T62" style:family="text">
      <style:text-properties officeooo:rsid="0035c6c7"/>
    </style:style>
    <style:style style:name="T63" style:family="text">
      <style:text-properties fo:color="#0066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this” pointer</text:h>
      <text:p text:style-name="P6"/>
      <text:p text:style-name="P6"/>
      <text:p text:style-name="P6"/>
      <text:p text:style-name="P6"/>
      <text:p text:style-name="P4"><text:span text:style-name="Strong_20_Emphasis"><text:span text:style-name="T57">Explicitly referencing *this</text:span></text:span></text:p>
      <text:p text:style-name="P6">Most of the time, you never need to explicitly reference the “this” pointer. However, there are a few occasions where doing so can be useful:</text:p>
      <text:p text:style-name="P6">First, if you have a constructor (or member function) that has a parameter with the same name as a member variable, you can disambiguate them by using “this”:</text:p>
      <text:p text:style-name="P3"><text:span text:style-name="T3">class</text:span><text:span text:style-name="T7"> </text:span><text:span text:style-name="T26">Something</text:span></text:p>
      <text:p text:style-name="P3"><text:span text:style-name="T7">{</text:span></text:p>
      <text:p text:style-name="P3"><text:span text:style-name="T3">private</text:span><text:span text:style-name="T7">:</text:span></text:p>
      <text:p text:style-name="P3"><text:span text:style-name="T7"><text:s text:c="4"/></text:span><text:span text:style-name="T3">int</text:span><text:span text:style-name="T7"> </text:span><text:span text:style-name="T32">data</text:span><text:span text:style-name="T7">;</text:span></text:p>
      <text:p text:style-name="P3"><text:span text:style-name="T7"><text:s/></text:span></text:p>
      <text:p text:style-name="P3"><text:span text:style-name="T3">public</text:span><text:span text:style-name="T7">:</text:span></text:p>
      <text:p text:style-name="P3"><text:span text:style-name="T7"><text:s text:c="4"/></text:span><text:span text:style-name="T14">Something</text:span><text:span text:style-name="T7">(</text:span><text:span text:style-name="T3">int</text:span><text:span text:style-name="T7"> data)</text:span></text:p>
      <text:p text:style-name="P3"><text:span text:style-name="T7"><text:s text:c="4"/>{</text:span></text:p>
      <text:p text:style-name="P3"><text:span text:style-name="T7"><text:s text:c="8"/></text:span><text:span text:style-name="T3">this</text:span><text:span text:style-name="T7">-&gt;</text:span><text:span text:style-name="T32">data</text:span><text:span text:style-name="T7"> = data;</text:span></text:p>
      <text:p text:style-name="P3"><text:span text:style-name="T7"><text:s text:c="4"/>}</text:span></text:p>
      <text:p text:style-name="P3"><text:span text:style-name="T7">};</text:span></text:p>
      <text:p text:style-name="P6">Note that our constructor is taking a parameter of the same name as a member variable. In this case, “data” refers to the parameter, and “this-&gt;data” refers to the member variable. Although this is acceptable coding practice, we find using the “m_” prefix on all member variable names provides a better solution by preventing duplicate names altogether!</text:p>
      <text:p text:style-name="P6"/>
      <text:p text:style-name="P6"/>
      <text:p text:style-name="P5"><text:span text:style-name="Strong_20_Emphasis"><text:span text:style-name="T57">Const classes</text:span></text:span></text:p>
      <text:p text:style-name="P6">Once a const class object has been initialized via constructor, any attempt to modify the member variables of the object is disallowed, as it would violate the const-ness of the object. This includes both changing member variables directly (if they are public), or calling member functions that set the value of member variables. Consider the following class:</text:p>
      <text:p text:style-name="P1"><text:span text:style-name="T3">class</text:span><text:span text:style-name="T7"> </text:span><text:span text:style-name="T26">Something</text:span></text:p>
      <text:p text:style-name="P3"><text:span text:style-name="T7">{</text:span></text:p>
      <text:p text:style-name="P3"><text:span text:style-name="T3">public</text:span><text:span text:style-name="T7">:</text:span></text:p>
      <text:p text:style-name="P3"><text:span text:style-name="T7"><text:s text:c="4"/></text:span><text:span text:style-name="T3">int</text:span><text:span text:style-name="T7"> </text:span><text:span text:style-name="T32">m_value</text:span><text:span text:style-name="T7">;</text:span></text:p>
      <text:p text:style-name="P3"><text:span text:style-name="T7"><text:s/></text:span></text:p>
      <text:p text:style-name="P3"><text:span text:style-name="T7"><text:s text:c="4"/></text:span><text:span text:style-name="T14">Something</text:span><text:span text:style-name="T7">(): </text:span><text:span text:style-name="T32">m_value</text:span><text:span text:style-name="T7">(0) { }</text:span></text:p>
      <text:p text:style-name="P3"><text:span text:style-name="T7"><text:s/></text:span></text:p>
      <text:p text:style-name="P3"><text:span text:style-name="T7"><text:s text:c="4"/></text:span><text:span text:style-name="T3">void</text:span><text:span text:style-name="T7"> </text:span><text:span text:style-name="T14">setValue</text:span><text:span text:style-name="T7">(</text:span><text:span text:style-name="T3">int</text:span><text:span text:style-name="T7"> value) { </text:span><text:span text:style-name="T32">m_value</text:span><text:span text:style-name="T7"> = value; }</text:span></text:p>
      <text:p text:style-name="P3"><text:span text:style-name="T7"><text:s text:c="4"/></text:span><text:span text:style-name="T3">int</text:span><text:span text:style-name="T7"> </text:span><text:span text:style-name="T14">getValue</text:span><text:span text:style-name="T7">() { </text:span><text:span text:style-name="T3">return</text:span><text:span text:style-name="T7"> </text:span><text:span text:style-name="T32">m_value</text:span><text:span text:style-name="T7"> ; }</text:span></text:p>
      <text:p text:style-name="P3"><text:soft-page-break/><text:span text:style-name="T7">};</text:span></text:p>
      <text:p text:style-name="P3"><text:span text:style-name="T7"><text:s/></text:span></text:p>
      <text:p text:style-name="P3"><text:span text:style-name="T3">int</text:span><text:span text:style-name="T7"> </text:span><text:span text:style-name="T14">main</text:span><text:span text:style-name="T7">()</text:span></text:p>
      <text:p text:style-name="P3"><text:span text:style-name="T7">{</text:span></text:p>
      <text:p text:style-name="P3"><text:span text:style-name="T7"><text:s text:c="4"/></text:span><text:span text:style-name="T3">const</text:span><text:span text:style-name="T7"> </text:span><text:span text:style-name="T26">Something</text:span><text:span text:style-name="T7"> something; </text:span><text:span text:style-name="T47">// calls default constructor</text:span></text:p>
      <text:p text:style-name="P3"><text:span text:style-name="T7"><text:s/></text:span></text:p>
      <text:p text:style-name="P3"><text:span text:style-name="T7"><text:s text:c="4"/>something.</text:span><text:span text:style-name="T21">m_nValue</text:span><text:span text:style-name="T7"> = 5; </text:span><text:span text:style-name="T47">// compiler error: violates </text:span><text:span text:style-name="T52">const</text:span></text:p>
      <text:p text:style-name="P3"><text:span text:style-name="T7"><text:s text:c="4"/>something.</text:span><text:span text:style-name="T21">setValue</text:span><text:span text:style-name="T7">(5); </text:span><text:span text:style-name="T47">// compiler error: violates </text:span><text:span text:style-name="T52">const</text:span></text:p>
      <text:p text:style-name="P3"><text:span text:style-name="T7"><text:s/></text:span></text:p>
      <text:p text:style-name="P3"><text:span text:style-name="T7"><text:s text:c="4"/></text:span><text:span text:style-name="T3">return</text:span><text:span text:style-name="T7"> 0;</text:span></text:p>
      <text:p text:style-name="P3"><text:span text:style-name="T7">}</text:span></text:p>
      <text:p text:style-name="P9"><text:span text:style-name="Strong_20_Emphasis"><text:span text:style-name="T57">Const member functions</text:span></text:span></text:p>
      <text:p text:style-name="P7">Now, consider the following line of code:</text:p>
      <text:p text:style-name="P2"><text:span text:style-name="T23">std::cout &lt;&lt; something.getValue();</text:span></text:p>
      <text:p text:style-name="P2"><text:span text:style-name="T23"/></text:p>
      <text:p text:style-name="P8"><text:span text:style-name="T44">Perhaps surprisingly, this will also cause a compile error, even though getValue() doesn’t do anything to change a member variable! It turns out that const class objects can only explicitly call </text:span><text:span text:style-name="Emphasis"><text:span text:style-name="T44">const</text:span></text:span><text:span text:style-name="T44"> member functions, and getValue() has not been marked as a const member function. A </text:span><text:span text:style-name="Strong_20_Emphasis"><text:span text:style-name="T44">const member function</text:span></text:span><text:span text:style-name="T44"> is a member function that guarantees it will not change any class variables or call any non-const member functions.</text:span></text:p>
      <text:p text:style-name="P6">To make getValue() a const member function, we simply append the const keyword to the function prototype, after the parameter list, but before the function body:</text:p>
      <text:p text:style-name="P3"><text:span text:style-name="T7"/></text:p>
      <text:p text:style-name="P1"><text:span text:style-name="T3">class</text:span><text:span text:style-name="T7"> </text:span><text:span text:style-name="T26">Something</text:span></text:p>
      <text:p text:style-name="P3"><text:span text:style-name="T7">{</text:span></text:p>
      <text:p text:style-name="P3"><text:span text:style-name="T3">public</text:span><text:span text:style-name="T7">:</text:span></text:p>
      <text:p text:style-name="P3"><text:span text:style-name="T7"><text:s text:c="4"/></text:span><text:span text:style-name="T3">int</text:span><text:span text:style-name="T7"> </text:span><text:span text:style-name="T32">m_value</text:span><text:span text:style-name="T7">;</text:span></text:p>
      <text:p text:style-name="P3"><text:span text:style-name="T7"><text:s/></text:span></text:p>
      <text:p text:style-name="P3"><text:span text:style-name="T7"><text:s text:c="4"/></text:span><text:span text:style-name="T14">Something</text:span><text:span text:style-name="T7">() { </text:span><text:span text:style-name="T32">m_value</text:span><text:span text:style-name="T7">= 0; }</text:span></text:p>
      <text:p text:style-name="P3"><text:span text:style-name="T7"><text:s/></text:span></text:p>
      <text:p text:style-name="P3"><text:span text:style-name="T7"><text:s text:c="4"/></text:span><text:span text:style-name="T3">void</text:span><text:span text:style-name="T7"> </text:span><text:span text:style-name="T14">resetValue</text:span><text:span text:style-name="T7">() { </text:span><text:span text:style-name="T32">m_value</text:span><text:span text:style-name="T7"> = 0; }</text:span></text:p>
      <text:p text:style-name="P3"><text:span text:style-name="T7"><text:s text:c="4"/></text:span><text:span text:style-name="T3">void</text:span><text:span text:style-name="T7"> </text:span><text:span text:style-name="T14">setValue</text:span><text:span text:style-name="T7">(</text:span><text:span text:style-name="T3">int</text:span><text:span text:style-name="T7"> value) { </text:span><text:span text:style-name="T32">m_value</text:span><text:span text:style-name="T7"> = value; }</text:span></text:p>
      <text:p text:style-name="P3"><text:span text:style-name="T7"><text:s/></text:span></text:p>
      <text:p text:style-name="P3"><text:span text:style-name="T7"><text:s text:c="4"/></text:span><text:span text:style-name="T3">int</text:span><text:span text:style-name="T7"> </text:span><text:span text:style-name="T14">getValue</text:span><text:span text:style-name="T7">() </text:span><text:span text:style-name="T3">const</text:span><text:span text:style-name="T7"> { </text:span><text:span text:style-name="T3">return</text:span><text:span text:style-name="T7"> </text:span><text:span text:style-name="T32">m_value</text:span><text:span text:style-name="T7">; } </text:span><text:span text:style-name="T47">// note addition of </text:span><text:span text:style-name="T52">const</text:span><text:span text:style-name="T47"> keyword after parameter list, but before function body</text:span></text:p>
      <text:p text:style-name="P3"><text:span text:style-name="T7">};</text:span></text:p>
      <text:p text:style-name="P6">Futhermore, any const member function that attempts to change a member variable or call a non-const member function will cause a compiler error to occur. </text:p>
      <text:p text:style-name="P6">Note that constructors should not be marked as const. This is because const objects need to be able to initialize their member variables, and a const constructor would not be able to do so.</text:p>
      <text:p text:style-name="P5"><text:span text:style-name="Strong_20_Emphasis"><text:span text:style-name="T57">Const references</text:span></text:span></text:p>
      <text:p text:style-name="P6">Although instantiating const class objects is one way to create const objects, a more common way is by passing an object to a function by const reference.</text:p>
      <text:p text:style-name="Text_20_body"><text:span text:style-name="T44"><text:s/></text:span><text:span text:style-name="Strong_20_Emphasis"><text:span text:style-name="T44">Overloading const and non-const function</text:span></text:span></text:p>
      <text:p text:style-name="P6"><text:soft-page-break/>Finally, although it is not done very often, it is possible to overload a function in such a way to have a const and non-const version of the same function:</text:p>
      <text:p text:style-name="P1"><text:span text:style-name="T3">#include</text:span><text:span text:style-name="T7"> </text:span><text:span text:style-name="T54">&lt;string&gt;</text:span></text:p>
      <text:p text:style-name="P3"><text:span text:style-name="T7"><text:s/></text:span></text:p>
      <text:p text:style-name="P3"><text:span text:style-name="T3">class</text:span><text:span text:style-name="T7"> </text:span><text:span text:style-name="T26">Something</text:span></text:p>
      <text:p text:style-name="P3"><text:span text:style-name="T7">{</text:span></text:p>
      <text:p text:style-name="P3"><text:span text:style-name="T3">public</text:span><text:span text:style-name="T7">:</text:span></text:p>
      <text:p text:style-name="P3"><text:span text:style-name="T7"><text:s text:c="4"/>std::</text:span><text:span text:style-name="T26">string</text:span><text:span text:style-name="T7"> </text:span><text:span text:style-name="T32">m_value</text:span><text:span text:style-name="T7">;</text:span></text:p>
      <text:p text:style-name="P3"><text:span text:style-name="T7"><text:s/></text:span></text:p>
      <text:p text:style-name="P3"><text:span text:style-name="T7"><text:s text:c="4"/></text:span><text:span text:style-name="T3">const</text:span><text:span text:style-name="T7"> std::</text:span><text:span text:style-name="T26">string</text:span><text:span text:style-name="T7">&amp; </text:span><text:span text:style-name="T14">getValue</text:span><text:span text:style-name="T7">() </text:span><text:span text:style-name="T3">const</text:span><text:span text:style-name="T7"> { </text:span><text:span text:style-name="T3">return</text:span><text:span text:style-name="T7"> </text:span><text:span text:style-name="T32">m_value</text:span><text:span text:style-name="T7">; }</text:span></text:p>
      <text:p text:style-name="P3"><text:span text:style-name="T7"><text:s text:c="4"/>std::</text:span><text:span text:style-name="T26">string</text:span><text:span text:style-name="T7">&amp; </text:span><text:span text:style-name="T14">getValue</text:span><text:span text:style-name="T7">() { </text:span><text:span text:style-name="T3">return</text:span><text:span text:style-name="T7"> </text:span><text:span text:style-name="T32">m_value</text:span><text:span text:style-name="T7">; }</text:span></text:p>
      <text:p text:style-name="P3"><text:span text:style-name="T7">};</text:span></text:p>
      <text:p text:style-name="P6">The const version of the function will be called on any const objects, and the non-const version will be called on any non-const objects:</text:p>
      <text:p text:style-name="P1"><text:span text:style-name="T21">Something</text:span><text:span text:style-name="T7"> something;</text:span></text:p>
      <text:p text:style-name="P3"><text:span text:style-name="T21">something.getValue();</text:span><text:span text:style-name="T7"> </text:span><text:span text:style-name="T47">// calls non-</text:span><text:span text:style-name="T52">const</text:span><text:span text:style-name="T47"> getValue();</text:span></text:p>
      <text:p text:style-name="P3"><text:span text:style-name="T7"><text:s/></text:span></text:p>
      <text:p text:style-name="P3"><text:span text:style-name="T3">const</text:span><text:span text:style-name="T7"> </text:span><text:span text:style-name="T21">Something</text:span><text:span text:style-name="T7"> something2;</text:span></text:p>
      <text:p text:style-name="P3"><text:span text:style-name="T21">something2.getValue();</text:span><text:span text:style-name="T7"> </text:span><text:span text:style-name="T47">// calls </text:span><text:span text:style-name="T52">const</text:span><text:span text:style-name="T47"> getValue();</text:span></text:p>
      <text:p text:style-name="P3"/>
      <text:h text:style-name="P11" text:outline-level="1">Static member variables</text:h>
      <text:p text:style-name="P3">Member variables of a class can be made static by using the static keyword. Unlike normal member variables, static member variables are shared by all objects of the class.</text:p>
      <text:p text:style-name="P3"><text:span text:style-name="T47"/></text:p>
      <text:p text:style-name="P6"><text:span text:style-name="Strong_20_Emphasis">Static members are not associated with class objects</text:span></text:p>
      <text:p text:style-name="P6">Although you can access static members through objects of the class (as shown with first.s_value and second.s_value in the example above), it turns out that static members exist even if no objects of the class have been instantiated! Much like global variables, they are created when the program starts, and destroyed when the program ends.</text:p>
      <text:p text:style-name="P6">Consequently, it is better to think of static members as belonging to the class itself, not to the objects of the class. Because s_value exists independently of any class objects, it can be accessed directly using the class name and the scope operator (in this case, Something::s_value):</text:p>
      <text:p text:style-name="P6">Because static member variables are not part of the individual class objects (they get initialized when the program starts), you must explicitly define the static member outside of the class, in the <text:span text:style-name="T60">global scope</text:span>.</text:p>
      <text:p text:style-name="P6"/>
      <text:p text:style-name="P1"><text:span text:style-name="T3">class</text:span><text:span text:style-name="T7"> </text:span><text:span text:style-name="T26">Something</text:span></text:p>
      <text:p text:style-name="P3"><text:span text:style-name="T7">{</text:span></text:p>
      <text:p text:style-name="P3"><text:span text:style-name="T3">public</text:span><text:span text:style-name="T7">:</text:span></text:p>
      <text:p text:style-name="P3"><text:span text:style-name="T7"><text:s text:c="4"/></text:span><text:span text:style-name="T4">static</text:span><text:span text:style-name="T24"> </text:span><text:span text:style-name="T4">int</text:span><text:span text:style-name="T24"> </text:span><text:span text:style-name="T39">s_value</text:span><text:span text:style-name="T24">;</text:span><text:span text:style-name="T7"> </text:span><text:span text:style-name="T47">// declares the static member variable</text:span></text:p>
      <text:p text:style-name="P3"><text:span text:style-name="T7">};</text:span></text:p>
      <text:p text:style-name="P3"><text:span text:style-name="T7"><text:s/></text:span></text:p>
      <text:p text:style-name="P3"><text:span text:style-name="T3">int</text:span><text:span text:style-name="T7"> </text:span><text:span text:style-name="T40">Something::s_value</text:span><text:span text:style-name="T7"> = 1; </text:span><text:span text:style-name="T47">// </text:span><text:span text:style-name="T53">defines</text:span><text:span text:style-name="T47"> the static member variable (we'll discuss this line below)</text:span></text:p>
      <text:p text:style-name="P3"><text:span text:style-name="T7"><text:s/></text:span></text:p>
      <text:p text:style-name="P3"><text:soft-page-break/><text:span text:style-name="T7"/></text:p>
      <text:p text:style-name="P3"><text:span text:style-name="T3">int</text:span><text:span text:style-name="T7"> </text:span><text:span text:style-name="T14">main</text:span><text:span text:style-name="T7">()</text:span></text:p>
      <text:p text:style-name="P3"><text:span text:style-name="T7">{</text:span></text:p>
      <text:p text:style-name="P3"><text:span text:style-name="T7"><text:s text:c="4"/></text:span><text:span text:style-name="T47">// note: we're not instantiating any objects of type Something</text:span></text:p>
      <text:p text:style-name="P3"><text:span text:style-name="T7"><text:s/></text:span></text:p>
      <text:p text:style-name="P3"><text:span text:style-name="T7"><text:s text:c="4"/></text:span><text:span text:style-name="T31">Something</text:span><text:span text:style-name="T24">::</text:span><text:span text:style-name="T39">s_value</text:span><text:span text:style-name="T24"> = 2;</text:span></text:p>
      <text:p text:style-name="P3"><text:span text:style-name="T7"><text:s text:c="4"/>std::cout &lt;&lt; </text:span><text:span text:style-name="T26">Something</text:span><text:span text:style-name="T7">::</text:span><text:span text:style-name="T40">s_value</text:span><text:span text:style-name="T7"> &lt;&lt; </text:span><text:span text:style-name="T54">'\n'</text:span><text:span text:style-name="T7">;</text:span></text:p>
      <text:p text:style-name="P3"><text:span text:style-name="T7"><text:s text:c="4"/></text:span><text:span text:style-name="T3">return</text:span><text:span text:style-name="T7"> 0;</text:span></text:p>
      <text:p text:style-name="P3"><text:span text:style-name="T7">}</text:span></text:p>
      <text:p text:style-name="P3"><text:span text:style-name="T7"/></text:p>
      <text:h text:style-name="P10" text:outline-level="1">Static member functions</text:h>
      <text:p text:style-name="P6">If the static member variables are public, we can access them directly using the class name and the scope resolution operator. <text:span text:style-name="T61">If its private use statoc member function</text:span></text:p>
      <text:p text:style-name="Text_20_body"><text:span text:style-name="T44">static member functions are not attached to any particular object. </text:span><text:span text:style-name="T45">(</text:span><text:span text:style-name="Strong_20_Emphasis"><text:span text:style-name="T44">Static member functions have no *this pointer</text:span></text:span><text:span text:style-name="Strong_20_Emphasis"><text:span text:style-name="T45">)</text:span></text:span></text:p>
      <text:p text:style-name="P1"><text:span text:style-name="T3">class</text:span><text:span text:style-name="T7"> </text:span><text:span text:style-name="T26">Something</text:span></text:p>
      <text:p text:style-name="P3"><text:span text:style-name="T7">{</text:span></text:p>
      <text:p text:style-name="P3"><text:span text:style-name="T3">private</text:span><text:span text:style-name="T7">:</text:span></text:p>
      <text:p text:style-name="P3"><text:span text:style-name="T7"><text:s text:c="4"/></text:span><text:span text:style-name="T3">static</text:span><text:span text:style-name="T7"> </text:span><text:span text:style-name="T3">int</text:span><text:span text:style-name="T7"> </text:span><text:span text:style-name="T40">s_value</text:span><text:span text:style-name="T7">;</text:span></text:p>
      <text:p text:style-name="P3"><text:span text:style-name="T3">public</text:span><text:span text:style-name="T7">:</text:span></text:p>
      <text:p text:style-name="P3"><text:span text:style-name="T7"><text:s text:c="4"/></text:span><text:span text:style-name="T3">static</text:span><text:span text:style-name="T7"> </text:span><text:span text:style-name="T3">int</text:span><text:span text:style-name="T7"> </text:span><text:span text:style-name="T14">getValue</text:span><text:span text:style-name="T7">() { </text:span><text:span text:style-name="T3">return</text:span><text:span text:style-name="T7"> </text:span><text:span text:style-name="T40">s_value</text:span><text:span text:style-name="T7">; } </text:span><text:span text:style-name="T47">// static member function</text:span></text:p>
      <text:p text:style-name="P3"><text:span text:style-name="T7">};</text:span></text:p>
      <text:p text:style-name="P3"><text:span text:style-name="T7"><text:s/></text:span></text:p>
      <text:p text:style-name="P3"><text:span text:style-name="T3">int</text:span><text:span text:style-name="T7"> </text:span><text:span text:style-name="T40">Something::s_value</text:span><text:span text:style-name="T7"> = 1; </text:span><text:span text:style-name="T47">// initializer</text:span></text:p>
      <text:p text:style-name="P3"><text:span text:style-name="T7"><text:s/></text:span></text:p>
      <text:p text:style-name="P3"><text:span text:style-name="T3">int</text:span><text:span text:style-name="T7"> </text:span><text:span text:style-name="T14">main</text:span><text:span text:style-name="T7">()</text:span></text:p>
      <text:p text:style-name="P3"><text:span text:style-name="T7">{</text:span></text:p>
      <text:p text:style-name="P3"><text:span text:style-name="T7"><text:s text:c="4"/>std::cout &lt;&lt; </text:span><text:span text:style-name="T26">Something</text:span><text:span text:style-name="T7">::</text:span><text:span text:style-name="T25">getValue</text:span><text:span text:style-name="T7">() &lt;&lt; </text:span><text:span text:style-name="T54">'\n'</text:span><text:span text:style-name="T7">;</text:span></text:p>
      <text:p text:style-name="P3"><text:span text:style-name="T7">}</text:span></text:p>
      <text:p text:style-name="P3"><text:span text:style-name="T7"/></text:p>
      <text:p text:style-name="P3">Static member functions can also be defined outside of the class declaration. This works the same way as for normal member functions.</text:p>
      <text:p text:style-name="P3"><text:span text:style-name="T7"/></text:p>
      <text:p text:style-name="P1"><text:span text:style-name="T3">class</text:span><text:span text:style-name="T7"> </text:span><text:span text:style-name="T26">IDGenerator</text:span></text:p>
      <text:p text:style-name="P3"><text:span text:style-name="T7">{</text:span></text:p>
      <text:p text:style-name="P3"><text:span text:style-name="T3">private</text:span><text:span text:style-name="T7">:</text:span></text:p>
      <text:p text:style-name="P3"><text:span text:style-name="T7"><text:s text:c="4"/></text:span><text:span text:style-name="T3">static</text:span><text:span text:style-name="T7"> </text:span><text:span text:style-name="T3">int</text:span><text:span text:style-name="T7"> </text:span><text:span text:style-name="T40">s_nextID</text:span><text:span text:style-name="T7">;</text:span></text:p>
      <text:p text:style-name="P3"><text:span text:style-name="T7"><text:s/></text:span></text:p>
      <text:p text:style-name="P3"><text:span text:style-name="T3">public</text:span><text:span text:style-name="T7">:</text:span></text:p>
      <text:p text:style-name="P3"><text:span text:style-name="T7"><text:s text:c="5"/></text:span><text:span text:style-name="T3">static</text:span><text:span text:style-name="T7"> </text:span><text:span text:style-name="T3">int</text:span><text:span text:style-name="T7"> </text:span><text:span text:style-name="T14">getNextID</text:span><text:span text:style-name="T7">();</text:span></text:p>
      <text:p text:style-name="P3"><text:span text:style-name="T7">};</text:span></text:p>
      <text:p text:style-name="P3"><text:span text:style-name="T7"><text:s/></text:span></text:p>
      <text:p text:style-name="P3"><text:span text:style-name="T47">// We'll start generating IDs at 1</text:span></text:p>
      <text:p text:style-name="P3"><text:span text:style-name="T3">int</text:span><text:span text:style-name="T7"> </text:span><text:span text:style-name="T40">IDGenerator::s_nextID</text:span><text:span text:style-name="T7"> = 1;</text:span></text:p>
      <text:p text:style-name="P3"><text:span text:style-name="T7"><text:s/></text:span></text:p>
      <text:p text:style-name="P3"><text:span text:style-name="T47">// Here's the definition of getNextID() outside of the class. <text:s/>Note we don't need to use the static keyword here.</text:span></text:p>
      <text:p text:style-name="P3"><text:span text:style-name="T3">int</text:span><text:span text:style-name="T7"> </text:span><text:span text:style-name="T14">IDGenerator::getNextID</text:span><text:span text:style-name="T7">() { </text:span><text:span text:style-name="T3">return</text:span><text:span text:style-name="T7"> </text:span><text:span text:style-name="T40">s_nextID</text:span><text:span text:style-name="T7">++; } </text:span></text:p>
      <text:p text:style-name="P3"><text:span text:style-name="T7"><text:s/></text:span></text:p>
      <text:p text:style-name="P3"><text:soft-page-break/><text:span text:style-name="T3">int</text:span><text:span text:style-name="T7"> </text:span><text:span text:style-name="T14">main</text:span><text:span text:style-name="T7">()</text:span></text:p>
      <text:p text:style-name="P3"><text:span text:style-name="T7">{</text:span></text:p>
      <text:p text:style-name="P3"><text:span text:style-name="T7"><text:s text:c="4"/></text:span><text:span text:style-name="T3">for</text:span><text:span text:style-name="T7"> (</text:span><text:span text:style-name="T3">int</text:span><text:span text:style-name="T7"> count=0; count &lt; 5; ++count)</text:span></text:p>
      <text:p text:style-name="P3"><text:span text:style-name="T7"><text:s text:c="8"/></text:span><text:span text:style-name="T21">cout</text:span><text:span text:style-name="T7"> &lt;&lt; </text:span><text:span text:style-name="T54">"The next ID is: "</text:span><text:span text:style-name="T7"> &lt;&lt; </text:span><text:span text:style-name="T26">IDGenerator</text:span><text:span text:style-name="T7">::</text:span><text:span text:style-name="T25">getNextID</text:span><text:span text:style-name="T7">() &lt;&lt; </text:span><text:span text:style-name="T54">'\n'</text:span><text:span text:style-name="T7">;</text:span></text:p>
      <text:p text:style-name="P3"><text:span text:style-name="T7"><text:s/></text:span></text:p>
      <text:p text:style-name="P3"><text:span text:style-name="T7"><text:s text:c="4"/></text:span><text:span text:style-name="T3">return</text:span><text:span text:style-name="T7"> 0;</text:span></text:p>
      <text:p text:style-name="P3"><text:span text:style-name="T7">}</text:span></text:p>
      <text:p text:style-name="P6"/>
      <text:p text:style-name="P6"><text:span text:style-name="Strong_20_Emphasis">C++ does not support static constructors</text:span></text:p>
      <text:p text:style-name="P6">f you can initialize normal member variables via a constructor, then by extension it makes sense that you should be able to initialize static member variables via a static constructor. And while some modern languages do support static constructors for precisely this purpose, C++ is unfortunately not one of them.</text:p>
      <text:p text:style-name="P6">If your static variable can be directly initialized, no constructor is needed: you can initialize the static member variable at the point of definition (even if it is private). We do this in the IDGenerator example above. Here’s another example:</text:p>
      <text:p text:style-name="P1"><text:span text:style-name="T3">class</text:span><text:span text:style-name="T7"> </text:span><text:span text:style-name="T26">MyClass</text:span></text:p>
      <text:p text:style-name="P3"><text:span text:style-name="T7">{</text:span></text:p>
      <text:p text:style-name="P3"><text:span text:style-name="T3">public</text:span><text:span text:style-name="T7">:</text:span></text:p>
      <text:p text:style-name="P3"><text:span text:style-name="T7"><text:tab/></text:span><text:span text:style-name="T3">static</text:span><text:span text:style-name="T7"> std::vector&lt;</text:span><text:span text:style-name="T3">char</text:span><text:span text:style-name="T7">&gt; </text:span><text:span text:style-name="T40">s_mychars</text:span><text:span text:style-name="T7">;</text:span></text:p>
      <text:p text:style-name="P3"><text:span text:style-name="T7">};</text:span></text:p>
      <text:p text:style-name="P3"><text:span text:style-name="T7"><text:s/></text:span></text:p>
      <text:p text:style-name="P3"><text:span text:style-name="T7">std::vector&lt;</text:span><text:span text:style-name="T3">char</text:span><text:span text:style-name="T7">&gt; </text:span><text:span text:style-name="T40">MyClass::s_mychars</text:span><text:span text:style-name="T7"> = { </text:span><text:span text:style-name="T54">'a'</text:span><text:span text:style-name="T7">, </text:span><text:span text:style-name="T54">'e'</text:span><text:span text:style-name="T7">, </text:span><text:span text:style-name="T54">'i'</text:span><text:span text:style-name="T7">, </text:span><text:span text:style-name="T54">'o'</text:span><text:span text:style-name="T7">, </text:span><text:span text:style-name="T54">'u'</text:span><text:span text:style-name="T7"> }; </text:span><text:span text:style-name="T47">// initialize static variable at point of definition</text:span></text:p>
      <text:p text:style-name="P6"/>
      <text:p text:style-name="P6">If initializing your static member variable requires executing code (e.g. a loop), there are many different, somewhat obtuse ways of doing this. The following code presents one of the better methods. However, it is a little tricky, and you’ll probably never need it, so feel free to skip the remainder of this section if you desire.</text:p>
      <text:p text:style-name="P1"><text:span text:style-name="T3">class</text:span><text:span text:style-name="T7"> </text:span><text:span text:style-name="T26">MyClass</text:span></text:p>
      <text:p text:style-name="P3"><text:span text:style-name="T7">{</text:span></text:p>
      <text:p text:style-name="P3"><text:span text:style-name="T3">private</text:span><text:span text:style-name="T7">:</text:span></text:p>
      <text:p text:style-name="P3"><text:span text:style-name="T7"><text:tab/></text:span><text:span text:style-name="T3">static</text:span><text:span text:style-name="T7"> std::</text:span><text:span text:style-name="T21">vector</text:span><text:span text:style-name="T7">&lt;</text:span><text:span text:style-name="T3">char</text:span><text:span text:style-name="T7">&gt; </text:span><text:span text:style-name="T40">s_mychars</text:span><text:span text:style-name="T7">;</text:span></text:p>
      <text:p text:style-name="P3"><text:span text:style-name="T7"><text:s/></text:span></text:p>
      <text:p text:style-name="P3"><text:span text:style-name="T3">public</text:span><text:span text:style-name="T7">:</text:span></text:p>
      <text:p text:style-name="P3"><text:span text:style-name="T7"><text:s/></text:span></text:p>
      <text:p text:style-name="P3"><text:span text:style-name="T7"><text:tab/></text:span><text:span text:style-name="T3">class</text:span><text:span text:style-name="T7"> </text:span><text:span text:style-name="T26">_init</text:span><text:span text:style-name="T7"> </text:span><text:span text:style-name="T47">// we're defining a nested class named _init</text:span></text:p>
      <text:p text:style-name="P3"><text:span text:style-name="T7"><text:tab/>{</text:span></text:p>
      <text:p text:style-name="P3"><text:span text:style-name="T7"><text:tab/></text:span><text:span text:style-name="T3">public</text:span><text:span text:style-name="T7">:</text:span></text:p>
      <text:p text:style-name="P3"><text:span text:style-name="T7"><text:tab/><text:tab/></text:span><text:span text:style-name="T14">_init</text:span><text:span text:style-name="T7">() </text:span><text:span text:style-name="T47">// the _init constructor will initialize our static variable</text:span></text:p>
      <text:p text:style-name="P3"><text:span text:style-name="T7"><text:tab/><text:tab/>{</text:span></text:p>
      <text:p text:style-name="P3"><text:span text:style-name="T7"><text:tab/><text:tab/><text:tab/></text:span><text:span text:style-name="T40">s_mychars</text:span><text:span text:style-name="T7">.</text:span><text:span text:style-name="T21">push_back</text:span><text:span text:style-name="T7">(</text:span><text:span text:style-name="T54">'a'</text:span><text:span text:style-name="T7">);</text:span></text:p>
      <text:p text:style-name="P3"><text:span text:style-name="T7"><text:tab/><text:tab/><text:tab/></text:span><text:span text:style-name="T40">s_mychars</text:span><text:span text:style-name="T7">.</text:span><text:span text:style-name="T21">push_back</text:span><text:span text:style-name="T7">(</text:span><text:span text:style-name="T54">'e'</text:span><text:span text:style-name="T7">);</text:span></text:p>
      <text:p text:style-name="P3"><text:span text:style-name="T7"><text:tab/><text:tab/><text:tab/></text:span><text:span text:style-name="T40">s_mychars</text:span><text:span text:style-name="T7">.</text:span><text:span text:style-name="T21">push_back</text:span><text:span text:style-name="T7">(</text:span><text:span text:style-name="T54">'i'</text:span><text:span text:style-name="T7">);</text:span></text:p>
      <text:p text:style-name="P3"><text:span text:style-name="T7"><text:tab/><text:tab/><text:tab/></text:span><text:span text:style-name="T40">s_mychars</text:span><text:span text:style-name="T7">.</text:span><text:span text:style-name="T21">push_back</text:span><text:span text:style-name="T7">(</text:span><text:span text:style-name="T54">'o'</text:span><text:span text:style-name="T7">);</text:span></text:p>
      <text:p text:style-name="P3"><text:span text:style-name="T7"><text:tab/><text:tab/><text:tab/></text:span><text:span text:style-name="T40">s_mychars</text:span><text:span text:style-name="T7">.</text:span><text:span text:style-name="T21">push_back</text:span><text:span text:style-name="T7">(</text:span><text:span text:style-name="T54">'u'</text:span><text:span text:style-name="T7">);</text:span></text:p>
      <text:p text:style-name="P3"><text:soft-page-break/><text:span text:style-name="T7"><text:tab/><text:tab/>}</text:span></text:p>
      <text:p text:style-name="P3"><text:span text:style-name="T7"><text:tab/>} ;</text:span></text:p>
      <text:p text:style-name="P3"><text:span text:style-name="T7"><text:s/></text:span></text:p>
      <text:p text:style-name="P3"><text:span text:style-name="T3">private</text:span><text:span text:style-name="T7">:</text:span></text:p>
      <text:p text:style-name="P3"><text:span text:style-name="T7"><text:tab/></text:span><text:span text:style-name="T3">static</text:span><text:span text:style-name="T7"> </text:span><text:span text:style-name="T26">_init</text:span><text:span text:style-name="T7"> </text:span><text:span text:style-name="T40">s_initializer</text:span><text:span text:style-name="T7">; </text:span><text:span text:style-name="T47">// we'll use this static object to ensure the _init constructor is called</text:span></text:p>
      <text:p text:style-name="P3"><text:span text:style-name="T7">};</text:span></text:p>
      <text:p text:style-name="P3"><text:span text:style-name="T7"><text:s/></text:span></text:p>
      <text:p text:style-name="P3"><text:span text:style-name="T7">std::</text:span><text:span text:style-name="T21">vector</text:span><text:span text:style-name="T7">&lt;</text:span><text:span text:style-name="T3">char</text:span><text:span text:style-name="T7">&gt; </text:span><text:span text:style-name="T40">MyClass::s_mychars</text:span><text:span text:style-name="T7">; </text:span><text:span text:style-name="T47">// define our static member variable</text:span></text:p>
      <text:p text:style-name="P3"><text:span text:style-name="T63">MyClass::_init</text:span><text:span text:style-name="T7"> </text:span><text:span text:style-name="T40">MyClass::s_initializer</text:span><text:span text:style-name="T7">; </text:span><text:span text:style-name="T47">// define our static initializer, which will call the _init constructor, which will initialize s_mychars</text:span></text:p>
      <text:p text:style-name="P6"/>
      <text:p text:style-name="P6">When static member s_initializer is defined, the _init() default constructor will be called (because s_initializer is of type _init). We can use this constructor to initialize any static member variables. The nice thing about this solution is that all of the initialization code is kept hidden inside the original class with the static member.</text:p>
      <text:p text:style-name="P6"/>
      <text:p text:style-name="Text_20_body"><text:span text:style-name="T44">A </text:span><text:span text:style-name="Strong_20_Emphasis"><text:span text:style-name="T44">friend function</text:span></text:span><text:span text:style-name="T44"> is a function that can access the private members of a class as though it were a member of that class. It does not matter whether you declare the friend function in the private or public section of the class.function can be a friend of more than one class at the same time</text:span></text:p>
      <text:p text:style-name="P6"/>
      <text:p text:style-name="P1"><text:span text:style-name="T3">class</text:span><text:span text:style-name="T7"> </text:span><text:span text:style-name="T26">Accumulator</text:span></text:p>
      <text:p text:style-name="P3"><text:span text:style-name="T7">{</text:span></text:p>
      <text:p text:style-name="P3"><text:span text:style-name="T3">private</text:span><text:span text:style-name="T7">:</text:span></text:p>
      <text:p text:style-name="P3"><text:span text:style-name="T7"><text:s text:c="4"/></text:span><text:span text:style-name="T3">int</text:span><text:span text:style-name="T7"> </text:span><text:span text:style-name="T32">m_value</text:span><text:span text:style-name="T7">;</text:span></text:p>
      <text:p text:style-name="P3"><text:span text:style-name="T3">public</text:span><text:span text:style-name="T7">:</text:span></text:p>
      <text:p text:style-name="P3"><text:span text:style-name="T7"><text:s text:c="4"/></text:span><text:span text:style-name="T14">Accumulator</text:span><text:span text:style-name="T7">() { </text:span><text:span text:style-name="T32">m_value</text:span><text:span text:style-name="T7"> = 0; }</text:span></text:p>
      <text:p text:style-name="P3"><text:span text:style-name="T7"><text:s text:c="4"/></text:span><text:span text:style-name="T3">void</text:span><text:span text:style-name="T7"> </text:span><text:span text:style-name="T14">add</text:span><text:span text:style-name="T7">(</text:span><text:span text:style-name="T3">int</text:span><text:span text:style-name="T7"> value) { </text:span><text:span text:style-name="T32">m_value</text:span><text:span text:style-name="T7"> += value; }</text:span></text:p>
      <text:p text:style-name="P3"/>
      <text:p text:style-name="P3"><text:span text:style-name="T7"><text:s text:c="4"/></text:span><text:span text:style-name="T47">// Make the reset() function a friend of this class</text:span></text:p>
      <text:p text:style-name="P3"><text:span text:style-name="T7"><text:s text:c="4"/></text:span><text:span text:style-name="T3">friend</text:span><text:span text:style-name="T7"> </text:span><text:span text:style-name="T3">void</text:span><text:span text:style-name="T7"> </text:span><text:span text:style-name="T14">reset</text:span><text:span text:style-name="T7">(</text:span><text:span text:style-name="T26">Accumulator</text:span><text:span text:style-name="T7"> &amp;accumulator);</text:span></text:p>
      <text:p text:style-name="P3"><text:span text:style-name="T7">};</text:span></text:p>
      <text:p text:style-name="P3"/>
      <text:p text:style-name="P3"><text:span text:style-name="T47">// reset() is now a friend of the Accumulator class</text:span></text:p>
      <text:p text:style-name="P3"><text:span text:style-name="T3">void</text:span><text:span text:style-name="T7"> </text:span><text:span text:style-name="T14">reset</text:span><text:span text:style-name="T7">(</text:span><text:span text:style-name="T26">Accumulator</text:span><text:span text:style-name="T7"> &amp;accumulator)</text:span></text:p>
      <text:p text:style-name="P3"><text:span text:style-name="T7">{</text:span></text:p>
      <text:p text:style-name="P3"><text:span text:style-name="T7"><text:s text:c="4"/></text:span><text:span text:style-name="T47">// And can access the private data of Accumulator objects</text:span></text:p>
      <text:p text:style-name="P3"><text:span text:style-name="T7"><text:s text:c="4"/>accumulator.</text:span><text:span text:style-name="T32">m_value</text:span><text:span text:style-name="T7"> = 0;</text:span></text:p>
      <text:p text:style-name="P3"><text:span text:style-name="T7">}</text:span></text:p>
      <text:p text:style-name="P3"/>
      <text:p text:style-name="P3"><text:span text:style-name="T3">int</text:span><text:span text:style-name="T7"> </text:span><text:span text:style-name="T14">main</text:span><text:span text:style-name="T7">()</text:span></text:p>
      <text:p text:style-name="P3"><text:span text:style-name="T7">{</text:span></text:p>
      <text:p text:style-name="P3"><text:span text:style-name="T7"><text:s text:c="4"/></text:span><text:span text:style-name="T26">Accumulator</text:span><text:span text:style-name="T7"> acc;</text:span></text:p>
      <text:p text:style-name="P3"><text:span text:style-name="T7"><text:s text:c="4"/>acc.add(5); </text:span><text:span text:style-name="T47">// add 5 to the accumulator</text:span></text:p>
      <text:p text:style-name="P3"><text:span text:style-name="T7"><text:s text:c="4"/>reset(acc); </text:span><text:span text:style-name="T47">// reset the accumulator to 0</text:span></text:p>
      <text:p text:style-name="P3"/>
      <text:p text:style-name="P3"><text:span text:style-name="T7"><text:s text:c="4"/></text:span><text:span text:style-name="T3">return</text:span><text:span text:style-name="T7"> 0;</text:span></text:p>
      <text:p text:style-name="P3"><text:span text:style-name="T7">}</text:span></text:p>
      <text:p text:style-name="P6"/>
      <text:p text:style-name="P6"><text:soft-page-break/><text:span text:style-name="Strong_20_Emphasis">Friend classes</text:span></text:p>
      <text:p text:style-name="P6">It is also possible to make an entire class a friend of another class. This gives all of the members of the friend class access to the private members of the other class.</text:p>
      <text:p text:style-name="P1"><text:span text:style-name="T3">#include</text:span><text:span text:style-name="T7"> </text:span><text:span text:style-name="T54">&lt;iostream&gt;</text:span></text:p>
      <text:p text:style-name="P3"><text:span text:style-name="T3">class</text:span><text:span text:style-name="T7"> </text:span><text:span text:style-name="T26">Storage</text:span></text:p>
      <text:p text:style-name="P3"><text:span text:style-name="T7">{</text:span></text:p>
      <text:p text:style-name="P3"><text:span text:style-name="T3">private</text:span><text:span text:style-name="T7">:</text:span></text:p>
      <text:p text:style-name="P3"><text:span text:style-name="T7"><text:s text:c="4"/></text:span><text:span text:style-name="T3">int</text:span><text:span text:style-name="T7"> </text:span><text:span text:style-name="T32">m_nValue</text:span><text:span text:style-name="T7">;</text:span></text:p>
      <text:p text:style-name="P3"><text:span text:style-name="T7"><text:s text:c="4"/></text:span><text:span text:style-name="T3">double</text:span><text:span text:style-name="T7"> </text:span><text:span text:style-name="T32">m_dValue</text:span><text:span text:style-name="T7">;</text:span></text:p>
      <text:p text:style-name="P3"><text:span text:style-name="T3">public</text:span><text:span text:style-name="T7">:</text:span></text:p>
      <text:p text:style-name="P3"><text:span text:style-name="T7"><text:s text:c="4"/></text:span><text:span text:style-name="T14">Storage</text:span><text:span text:style-name="T7">(</text:span><text:span text:style-name="T3">int</text:span><text:span text:style-name="T7"> nValue, </text:span><text:span text:style-name="T3">double</text:span><text:span text:style-name="T7"> dValue)</text:span></text:p>
      <text:p text:style-name="P3"><text:span text:style-name="T7"><text:s text:c="4"/>{</text:span></text:p>
      <text:p text:style-name="P3"><text:span text:style-name="T7"><text:s text:c="8"/></text:span><text:span text:style-name="T32">m_nValue</text:span><text:span text:style-name="T7"> = nValue;</text:span></text:p>
      <text:p text:style-name="P3"><text:span text:style-name="T7"><text:s text:c="8"/></text:span><text:span text:style-name="T32">m_dValue</text:span><text:span text:style-name="T7"> = dValue;</text:span></text:p>
      <text:p text:style-name="P3"><text:span text:style-name="T7"><text:s text:c="4"/>}</text:span></text:p>
      <text:p text:style-name="P3"/>
      <text:p text:style-name="P3"><text:span text:style-name="T7"><text:s text:c="4"/></text:span><text:span text:style-name="T47">// Make the Display class a friend of Storage</text:span></text:p>
      <text:p text:style-name="P3"><text:span text:style-name="T7"><text:s text:c="4"/></text:span><text:span text:style-name="T3">friend</text:span><text:span text:style-name="T7"> </text:span><text:span text:style-name="T3">class</text:span><text:span text:style-name="T7"> </text:span><text:span text:style-name="T26">Display</text:span><text:span text:style-name="T7">;</text:span></text:p>
      <text:p text:style-name="P3"><text:span text:style-name="T7">};</text:span></text:p>
      <text:p text:style-name="P3"/>
      <text:p text:style-name="P3"><text:span text:style-name="T3">class</text:span><text:span text:style-name="T7"> </text:span><text:span text:style-name="T26">Display</text:span></text:p>
      <text:p text:style-name="P3"><text:span text:style-name="T7">{</text:span></text:p>
      <text:p text:style-name="P3"><text:span text:style-name="T3">private</text:span><text:span text:style-name="T7">:</text:span></text:p>
      <text:p text:style-name="P3"><text:span text:style-name="T7"><text:s text:c="4"/></text:span><text:span text:style-name="T3">bool</text:span><text:span text:style-name="T7"> </text:span><text:span text:style-name="T32">m_displayIntFirst</text:span><text:span text:style-name="T7">;</text:span></text:p>
      <text:p text:style-name="P3"/>
      <text:p text:style-name="P3"><text:span text:style-name="T3">public</text:span><text:span text:style-name="T7">:</text:span></text:p>
      <text:p text:style-name="P3"><text:span text:style-name="T7"><text:s text:c="4"/></text:span><text:span text:style-name="T14">Display</text:span><text:span text:style-name="T7">(</text:span><text:span text:style-name="T3">bool</text:span><text:span text:style-name="T7"> displayIntFirst) { </text:span><text:span text:style-name="T32">m_displayIntFirst</text:span><text:span text:style-name="T7"> = displayIntFirst; }</text:span></text:p>
      <text:p text:style-name="P3"/>
      <text:p text:style-name="P3"><text:span text:style-name="T7"><text:s text:c="4"/></text:span><text:span text:style-name="T3">void</text:span><text:span text:style-name="T7"> </text:span><text:span text:style-name="T14">displayItem</text:span><text:span text:style-name="T7">(</text:span><text:span text:style-name="T26">Storage</text:span><text:span text:style-name="T7"> &amp;storage)</text:span></text:p>
      <text:p text:style-name="P3"><text:span text:style-name="T7"><text:s text:c="4"/>{</text:span></text:p>
      <text:p text:style-name="P3"><text:span text:style-name="T7"><text:s text:c="8"/></text:span><text:span text:style-name="T3">if</text:span><text:span text:style-name="T7"> (</text:span><text:span text:style-name="T32">m_displayIntFirst</text:span><text:span text:style-name="T7">)</text:span></text:p>
      <text:p text:style-name="P3"><text:span text:style-name="T7"><text:s text:c="12"/>std::cout &lt;&lt; storage.</text:span><text:span text:style-name="T32">m_nValue</text:span><text:span text:style-name="T7"> &lt;&lt; </text:span><text:span text:style-name="T54">" "</text:span><text:span text:style-name="T7"> &lt;&lt; storage.</text:span><text:span text:style-name="T32">m_dValue</text:span><text:span text:style-name="T7"> &lt;&lt; </text:span><text:span text:style-name="T54">'\n'</text:span><text:span text:style-name="T7">;</text:span></text:p>
      <text:p text:style-name="P3"><text:span text:style-name="T7"><text:s text:c="8"/></text:span><text:span text:style-name="T3">else</text:span><text:span text:style-name="T7"> </text:span><text:span text:style-name="T47">// display double first</text:span></text:p>
      <text:p text:style-name="P3"><text:span text:style-name="T7"><text:s text:c="12"/>std::cout &lt;&lt; storage.</text:span><text:span text:style-name="T32">m_dValue</text:span><text:span text:style-name="T7"> &lt;&lt; </text:span><text:span text:style-name="T54">" "</text:span><text:span text:style-name="T7"> &lt;&lt; storage.</text:span><text:span text:style-name="T32">m_nValue</text:span><text:span text:style-name="T7"> &lt;&lt; </text:span><text:span text:style-name="T54">'\n'</text:span><text:span text:style-name="T7">;</text:span></text:p>
      <text:p text:style-name="P3"><text:span text:style-name="T7"><text:s text:c="4"/>}</text:span></text:p>
      <text:p text:style-name="P3"><text:span text:style-name="T7">};</text:span></text:p>
      <text:p text:style-name="P3"/>
      <text:p text:style-name="P3"><text:span text:style-name="T3">int</text:span><text:span text:style-name="T7"> </text:span><text:span text:style-name="T14">main</text:span><text:span text:style-name="T7">()</text:span></text:p>
      <text:p text:style-name="P3"><text:span text:style-name="T7">{</text:span></text:p>
      <text:p text:style-name="P3"><text:span text:style-name="T7"><text:s text:c="4"/></text:span><text:span text:style-name="T26">Storage</text:span><text:span text:style-name="T7"> storage(5, 6.7);</text:span></text:p>
      <text:p text:style-name="P3"><text:span text:style-name="T7"><text:s text:c="4"/></text:span><text:span text:style-name="T26">Display</text:span><text:span text:style-name="T7"> display(</text:span><text:span text:style-name="T3">false</text:span><text:span text:style-name="T7">);</text:span></text:p>
      <text:p text:style-name="P3"/>
      <text:p text:style-name="P3"><text:span text:style-name="T7"><text:s text:c="4"/>display.displayItem(storage);</text:span></text:p>
      <text:p text:style-name="P3"/>
      <text:p text:style-name="P3"><text:span text:style-name="T7"><text:s text:c="4"/></text:span><text:span text:style-name="T3">return</text:span><text:span text:style-name="T7"> 0;</text:span></text:p>
      <text:p text:style-name="P3"><text:span text:style-name="T7">}</text:span></text:p>
      <text:p text:style-name="P6"/>
      <text:p text:style-name="P6"/>
      <text:p text:style-name="P6"/>
      <text:p text:style-name="P6"><text:soft-page-break/><text:span text:style-name="Strong_20_Emphasis">Friend member functions</text:span></text:p>
      <text:p text:style-name="P6">Instead of making an entire class a friend, you can make a single member function a friend. This is done similarly to making a normal function a friend, except using the name of the member function with the className:: prefix included (e.g. Display::displayItem).</text:p>
      <text:p text:style-name="P6">However, in actuality, this can be a little trickier than expected. Let’s convert the previous example to make Display::displayItem a friend member function. You might try something like this:</text:p>
      <text:p text:style-name="P3"><text:span text:style-name="T3">class</text:span><text:span text:style-name="T7"> </text:span><text:span text:style-name="T26">Display</text:span><text:span text:style-name="T7">; </text:span><text:span text:style-name="T47">// forward declaration for class Display</text:span></text:p>
      <text:p text:style-name="P3"/>
      <text:p text:style-name="P3"><text:span text:style-name="T3">class</text:span><text:span text:style-name="T7"> </text:span><text:span text:style-name="T26">Storage</text:span></text:p>
      <text:p text:style-name="P3"><text:span text:style-name="T7">{</text:span></text:p>
      <text:p text:style-name="P3"><text:span text:style-name="T3">private</text:span><text:span text:style-name="T7">:</text:span></text:p>
      <text:p text:style-name="P3"><text:span text:style-name="T7"><text:tab/></text:span><text:span text:style-name="T3">int</text:span><text:span text:style-name="T7"> </text:span><text:span text:style-name="T32">m_nValue</text:span><text:span text:style-name="T7">;</text:span></text:p>
      <text:p text:style-name="P3"><text:span text:style-name="T7"><text:tab/></text:span><text:span text:style-name="T3">double</text:span><text:span text:style-name="T7"> </text:span><text:span text:style-name="T32">m_dValue</text:span><text:span text:style-name="T7">;</text:span></text:p>
      <text:p text:style-name="P3"><text:span text:style-name="T3">public</text:span><text:span text:style-name="T7">:</text:span></text:p>
      <text:p text:style-name="P3"><text:span text:style-name="T7"><text:tab/></text:span><text:span text:style-name="T14">Storage</text:span><text:span text:style-name="T7">(</text:span><text:span text:style-name="T3">int</text:span><text:span text:style-name="T7"> nValue, </text:span><text:span text:style-name="T3">double</text:span><text:span text:style-name="T7"> dValue)</text:span></text:p>
      <text:p text:style-name="P3"><text:span text:style-name="T7"><text:tab/>{</text:span></text:p>
      <text:p text:style-name="P3"><text:span text:style-name="T7"><text:tab/><text:tab/></text:span><text:span text:style-name="T32">m_nValue</text:span><text:span text:style-name="T7"> = nValue;</text:span></text:p>
      <text:p text:style-name="P3"><text:span text:style-name="T7"><text:tab/><text:tab/></text:span><text:span text:style-name="T32">m_dValue</text:span><text:span text:style-name="T7"> = dValue;</text:span></text:p>
      <text:p text:style-name="P3"><text:span text:style-name="T7"><text:tab/>}</text:span></text:p>
      <text:p text:style-name="P3"/>
      <text:p text:style-name="P3"><text:span text:style-name="T7"><text:tab/></text:span><text:span text:style-name="T47">// Make the Display class a friend of Storage</text:span></text:p>
      <text:p text:style-name="P3"><text:span text:style-name="T7"><text:tab/></text:span><text:span text:style-name="T3">friend</text:span><text:span text:style-name="T7"> </text:span><text:span text:style-name="T3">void</text:span><text:span text:style-name="T7"> </text:span><text:span text:style-name="T22">Display::displayItem</text:span><text:span text:style-name="T7">(</text:span><text:span text:style-name="T26">Storage</text:span><text:span text:style-name="T7">&amp; storage); </text:span><text:span text:style-name="T47">// error: Storage hasn't see the full declaration of class Display</text:span></text:p>
      <text:p text:style-name="P3"><text:span text:style-name="T7">};</text:span></text:p>
      <text:p text:style-name="P3"/>
      <text:p text:style-name="P3"><text:span text:style-name="T3">class</text:span><text:span text:style-name="T7"> </text:span><text:span text:style-name="T26">Display</text:span></text:p>
      <text:p text:style-name="P3"><text:span text:style-name="T7">{</text:span></text:p>
      <text:p text:style-name="P3"><text:span text:style-name="T3">private</text:span><text:span text:style-name="T7">:</text:span></text:p>
      <text:p text:style-name="P3"><text:span text:style-name="T7"><text:tab/></text:span><text:span text:style-name="T3">bool</text:span><text:span text:style-name="T7"> </text:span><text:span text:style-name="T32">m_displayIntFirst</text:span><text:span text:style-name="T7">;</text:span></text:p>
      <text:p text:style-name="P3"/>
      <text:p text:style-name="P3"><text:span text:style-name="T3">public</text:span><text:span text:style-name="T7">:</text:span></text:p>
      <text:p text:style-name="P3"><text:span text:style-name="T7"><text:tab/></text:span><text:span text:style-name="T14">Display</text:span><text:span text:style-name="T7">(</text:span><text:span text:style-name="T3">bool</text:span><text:span text:style-name="T7"> displayIntFirst) { </text:span><text:span text:style-name="T32">m_displayIntFirst</text:span><text:span text:style-name="T7"> = displayIntFirst; }</text:span></text:p>
      <text:p text:style-name="P3"/>
      <text:p text:style-name="P3"><text:span text:style-name="T7"><text:tab/></text:span><text:span text:style-name="T3">void</text:span><text:span text:style-name="T7"> </text:span><text:span text:style-name="T14">displayItem</text:span><text:span text:style-name="T7">(</text:span><text:span text:style-name="T26">Storage</text:span><text:span text:style-name="T7"> &amp;storage)</text:span></text:p>
      <text:p text:style-name="P3"><text:span text:style-name="T7"><text:tab/>{</text:span></text:p>
      <text:p text:style-name="P3"><text:span text:style-name="T7"><text:tab/><text:tab/></text:span><text:span text:style-name="T3">if</text:span><text:span text:style-name="T7"> (</text:span><text:span text:style-name="T32">m_displayIntFirst</text:span><text:span text:style-name="T7">)</text:span></text:p>
      <text:p text:style-name="P3"><text:span text:style-name="T7"><text:tab/><text:tab/><text:tab/>std::cout &lt;&lt; storage.</text:span><text:span text:style-name="T32">m_nValue</text:span><text:span text:style-name="T7"> &lt;&lt; </text:span><text:span text:style-name="T54">" "</text:span><text:span text:style-name="T7"> &lt;&lt; storage.</text:span><text:span text:style-name="T32">m_dValue</text:span><text:span text:style-name="T7"> &lt;&lt; </text:span><text:span text:style-name="T54">'\n'</text:span><text:span text:style-name="T7">;</text:span></text:p>
      <text:p text:style-name="P3"><text:span text:style-name="T7"><text:tab/><text:tab/></text:span><text:span text:style-name="T3">else</text:span><text:span text:style-name="T7"> </text:span><text:span text:style-name="T47">// display double first</text:span></text:p>
      <text:p text:style-name="P3"><text:span text:style-name="T7"><text:tab/><text:tab/><text:tab/>std::cout &lt;&lt; storage.</text:span><text:span text:style-name="T32">m_dValue</text:span><text:span text:style-name="T7"> &lt;&lt; </text:span><text:span text:style-name="T54">" "</text:span><text:span text:style-name="T7"> &lt;&lt; storage.</text:span><text:span text:style-name="T32">m_nValue</text:span><text:span text:style-name="T7"> &lt;&lt; </text:span><text:span text:style-name="T54">'\n'</text:span><text:span text:style-name="T7">;</text:span></text:p>
      <text:p text:style-name="P3"><text:span text:style-name="T7"><text:tab/>}</text:span></text:p>
      <text:p text:style-name="P3"><text:span text:style-name="T7">};</text:span></text:p>
      <text:p text:style-name="P6"/>
      <text:p text:style-name="P6">However, it turns out this won’t work. In order to make a member function a friend, the compiler has to have seen the full declaration for the class of the friend member function (not just a forward declaration). Since class Storage hasn’t seen the full declaration for class Display yet, the compiler will error at the point where we try to make the member function a friend.</text:p>
      <text:p text:style-name="P6">To resolve this, we can switch the order of class Display and class Storage. We will also need to <text:soft-page-break/>move the definition of Display::displayItem() out of the Display class declaration, because it needs to have seen the definition of class Storage first.</text:p>
      <text:p text:style-name="P1"><text:span text:style-name="T3">#include</text:span><text:span text:style-name="T7"> </text:span><text:span text:style-name="T54">&lt;iostream&gt;</text:span></text:p>
      <text:p text:style-name="P3"><text:span text:style-name="T3">class</text:span><text:span text:style-name="T7"> </text:span><text:span text:style-name="T26">Storage</text:span><text:span text:style-name="T7">; </text:span><text:span text:style-name="T47">// forward declaration for class Storage</text:span></text:p>
      <text:p text:style-name="P3"/>
      <text:p text:style-name="P3"><text:span text:style-name="T3">class</text:span><text:span text:style-name="T7"> </text:span><text:span text:style-name="T26">Display</text:span></text:p>
      <text:p text:style-name="P3"><text:span text:style-name="T7">{</text:span></text:p>
      <text:p text:style-name="P3"><text:span text:style-name="T3">private</text:span><text:span text:style-name="T7">:</text:span></text:p>
      <text:p text:style-name="P3"><text:span text:style-name="T7"><text:tab/></text:span><text:span text:style-name="T3">bool</text:span><text:span text:style-name="T7"> </text:span><text:span text:style-name="T32">m_displayIntFirst</text:span><text:span text:style-name="T7">;</text:span></text:p>
      <text:p text:style-name="P3"/>
      <text:p text:style-name="P3"><text:span text:style-name="T3">public</text:span><text:span text:style-name="T7">:</text:span></text:p>
      <text:p text:style-name="P3"><text:span text:style-name="T7"><text:tab/></text:span><text:span text:style-name="T14">Display</text:span><text:span text:style-name="T7">(</text:span><text:span text:style-name="T3">bool</text:span><text:span text:style-name="T7"> displayIntFirst) { </text:span><text:span text:style-name="T32">m_displayIntFirst</text:span><text:span text:style-name="T7"> = displayIntFirst; }</text:span></text:p>
      <text:p text:style-name="P3"/>
      <text:p text:style-name="P3"><text:span text:style-name="T7"><text:tab/></text:span><text:span text:style-name="T3">void</text:span><text:span text:style-name="T7"> </text:span><text:span text:style-name="T14">displayItem</text:span><text:span text:style-name="T7">(</text:span><text:span text:style-name="T26">Storage</text:span><text:span text:style-name="T7"> &amp;storage); </text:span><text:span text:style-name="T47">// forward declaration above needed for this declaration line</text:span></text:p>
      <text:p text:style-name="P3"><text:span text:style-name="T7">};</text:span></text:p>
      <text:p text:style-name="P3"/>
      <text:p text:style-name="P3"><text:span text:style-name="T3">class</text:span><text:span text:style-name="T7"> </text:span><text:span text:style-name="T26">Storage</text:span></text:p>
      <text:p text:style-name="P3"><text:span text:style-name="T7">{</text:span></text:p>
      <text:p text:style-name="P3"><text:span text:style-name="T3">private</text:span><text:span text:style-name="T7">:</text:span></text:p>
      <text:p text:style-name="P3"><text:span text:style-name="T7"><text:tab/></text:span><text:span text:style-name="T3">int</text:span><text:span text:style-name="T7"> </text:span><text:span text:style-name="T32">m_nValue</text:span><text:span text:style-name="T7">;</text:span></text:p>
      <text:p text:style-name="P3"><text:span text:style-name="T7"><text:tab/></text:span><text:span text:style-name="T3">double</text:span><text:span text:style-name="T7"> </text:span><text:span text:style-name="T32">m_dValue</text:span><text:span text:style-name="T7">;</text:span></text:p>
      <text:p text:style-name="P3"><text:span text:style-name="T3">public</text:span><text:span text:style-name="T7">:</text:span></text:p>
      <text:p text:style-name="P3"><text:span text:style-name="T7"><text:tab/></text:span><text:span text:style-name="T14">Storage</text:span><text:span text:style-name="T7">(</text:span><text:span text:style-name="T3">int</text:span><text:span text:style-name="T7"> nValue, </text:span><text:span text:style-name="T3">double</text:span><text:span text:style-name="T7"> dValue)</text:span></text:p>
      <text:p text:style-name="P3"><text:span text:style-name="T7"><text:tab/>{</text:span></text:p>
      <text:p text:style-name="P3"><text:span text:style-name="T7"><text:tab/><text:tab/></text:span><text:span text:style-name="T32">m_nValue</text:span><text:span text:style-name="T7"> = nValue;</text:span></text:p>
      <text:p text:style-name="P3"><text:span text:style-name="T7"><text:tab/><text:tab/></text:span><text:span text:style-name="T32">m_dValue</text:span><text:span text:style-name="T7"> = dValue;</text:span></text:p>
      <text:p text:style-name="P3"><text:span text:style-name="T7"><text:tab/>}</text:span></text:p>
      <text:p text:style-name="P3"/>
      <text:p text:style-name="P3"><text:span text:style-name="T7"><text:tab/></text:span><text:span text:style-name="T47">// Make the Display class a friend of Storage (requires seeing the full declaration of class Display, as above)</text:span></text:p>
      <text:p text:style-name="P3"><text:span text:style-name="T7"><text:tab/></text:span><text:span text:style-name="T3">friend</text:span><text:span text:style-name="T7"> </text:span><text:span text:style-name="T3">void</text:span><text:span text:style-name="T7"> </text:span><text:span text:style-name="T14">Display::displayItem</text:span><text:span text:style-name="T7">(</text:span><text:span text:style-name="T26">Storage</text:span><text:span text:style-name="T7">&amp; storage);</text:span></text:p>
      <text:p text:style-name="P3"><text:span text:style-name="T7">};</text:span></text:p>
      <text:p text:style-name="P3"/>
      <text:p text:style-name="P3"><text:span text:style-name="T47">// Now we can define Display::displayItem, which needs to have seen the full declaration of class Storage</text:span></text:p>
      <text:p text:style-name="P3"><text:span text:style-name="T3">void</text:span><text:span text:style-name="T7"> </text:span><text:span text:style-name="T14">Display::displayItem</text:span><text:span text:style-name="T7">(</text:span><text:span text:style-name="T26">Storage</text:span><text:span text:style-name="T7"> &amp;storage)</text:span></text:p>
      <text:p text:style-name="P3"><text:span text:style-name="T7">{</text:span></text:p>
      <text:p text:style-name="P3"><text:span text:style-name="T7"><text:tab/></text:span><text:span text:style-name="T3">if</text:span><text:span text:style-name="T7"> (</text:span><text:span text:style-name="T32">m_displayIntFirst</text:span><text:span text:style-name="T7">)</text:span></text:p>
      <text:p text:style-name="P3"><text:span text:style-name="T7"><text:tab/><text:tab/>std::cout &lt;&lt; storage.</text:span><text:span text:style-name="T32">m_nValue</text:span><text:span text:style-name="T7"> &lt;&lt; </text:span><text:span text:style-name="T54">" "</text:span><text:span text:style-name="T7"> &lt;&lt; storage.</text:span><text:span text:style-name="T32">m_dValue</text:span><text:span text:style-name="T7"> &lt;&lt; </text:span><text:span text:style-name="T54">'\n'</text:span><text:span text:style-name="T7">;</text:span></text:p>
      <text:p text:style-name="P3"><text:span text:style-name="T7"><text:tab/></text:span><text:span text:style-name="T3">else</text:span><text:span text:style-name="T7"> </text:span><text:span text:style-name="T47">// display double first</text:span></text:p>
      <text:p text:style-name="P3"><text:span text:style-name="T7"><text:tab/><text:tab/>std::cout &lt;&lt; storage.</text:span><text:span text:style-name="T32">m_dValue</text:span><text:span text:style-name="T7"> &lt;&lt; </text:span><text:span text:style-name="T54">" "</text:span><text:span text:style-name="T7"> &lt;&lt; storage.</text:span><text:span text:style-name="T32">m_nValue</text:span><text:span text:style-name="T7"> &lt;&lt; </text:span><text:span text:style-name="T54">'\n'</text:span><text:span text:style-name="T7">;</text:span></text:p>
      <text:p text:style-name="P3"><text:span text:style-name="T7">}</text:span></text:p>
      <text:p text:style-name="P3"><text:span text:style-name="T3">int</text:span><text:span text:style-name="T7"> </text:span><text:span text:style-name="T14">main</text:span><text:span text:style-name="T7">()</text:span></text:p>
      <text:p text:style-name="P3"><text:span text:style-name="T7">{</text:span></text:p>
      <text:p text:style-name="P3"><text:span text:style-name="T7"><text:s text:c="4"/></text:span><text:span text:style-name="T26">Storage</text:span><text:span text:style-name="T7"> storage(5, 6.7);</text:span></text:p>
      <text:p text:style-name="P3"><text:span text:style-name="T7"><text:s text:c="4"/></text:span><text:span text:style-name="T26">Display</text:span><text:span text:style-name="T7"> display(</text:span><text:span text:style-name="T3">false</text:span><text:span text:style-name="T7">);</text:span></text:p>
      <text:p text:style-name="P3"/>
      <text:p text:style-name="P3"><text:span text:style-name="T7"><text:s text:c="4"/>display.displayItem(storage);</text:span></text:p>
      <text:p text:style-name="P3"><text:span text:style-name="T7"><text:s text:c="4"/></text:span><text:span text:style-name="T3">return</text:span><text:span text:style-name="T7"> 0;</text:span></text:p>
      <text:p text:style-name="P3"><text:span text:style-name="T7">}</text:span></text:p>
      <text:p text:style-name="P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Monospace" svg:font-family="Monospa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2:02:47.111647733</meta:creation-date>
    <dc:date>2016-04-27T15:25:43.736127676</dc:date>
    <meta:editing-duration>PT3H21M18S</meta:editing-duration>
    <meta:editing-cycles>36</meta:editing-cycles>
    <meta:generator>LibreOffice/4.2.8.2$Linux_X86_64 LibreOffice_project/420m0$Build-2</meta:generator>
    <meta:document-statistic meta:table-count="0" meta:image-count="0" meta:object-count="0" meta:page-count="10" meta:paragraph-count="312" meta:word-count="2002" meta:character-count="13041" meta:non-whitespace-character-count="10893"/>
  </office:meta>
</office:document-meta>
</file>